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CEDF57F3734CBED.png" manifest:media-type="image/png"/>
  <manifest:file-entry manifest:full-path="Pictures/100005810000031A0000031A90A9BB170713D465.svg" manifest:media-type="image/svg+xml"/>
  <manifest:file-entry manifest:full-path="Pictures/100000010000001E0000001EB018E53C8F1ECF36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f271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style:text-properties officeooo:paragraph-rsid="0fcdd945"/>
    </style:style>
    <style:style style:name="P8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Footnote">
      <style:text-properties officeooo:paragraph-rsid="0ff81e33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f9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6" style:family="text">
      <style:text-properties style:use-window-font-color="true" loext:opacity="0%" style:font-name="Liberation Sans" officeooo:rsid="047da547"/>
    </style:style>
    <style:style style:name="T26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style:font-size-asian="12pt" style:font-size-complex="12pt"/>
    </style:style>
    <style:style style:name="T300" style:family="text">
      <style:text-properties style:use-window-font-color="true" loext:opacity="0%" style:font-name="Liberation Sans" officeooo:rsid="0efd8e5c"/>
    </style:style>
    <style:style style:name="T30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officeooo:rsid="04473353"/>
    </style:style>
    <style:style style:name="T3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officeooo:rsid="0aace3cd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3" style:family="text">
      <style:text-properties officeooo:rsid="0f0ca65a"/>
    </style:style>
    <style:style style:name="T324" style:family="text">
      <style:text-properties officeooo:rsid="0f8f58bd"/>
    </style:style>
    <style:style style:name="T325" style:family="text">
      <style:text-properties officeooo:rsid="0f95a7a0"/>
    </style:style>
    <style:style style:name="T326" style:family="text">
      <style:text-properties style:text-underline-style="none"/>
    </style:style>
    <style:style style:name="T327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2"><text:span text:style-name="T307">LTS staat voor Long-Term Support, </text:span><text:span text:style-name="T308">langetermijnondersteuning, </text:span><text:span text:style-name="T307">en deze </text:span><text:span text:style-name="Strong_20_Emphasis"><text:span text:style-name="T315"><text:user-field-get text:name="Distro">Ubuntu</text:user-field-get></text:span></text:span><text:span text:style-name="T309"><text:s/></text:span><text:span text:style-name="T316"><text:user-field-get text:name="Version">22.04</text:user-field-get></text:span><text:span text:style-name="T316"><text:s/></text:span><text:span text:style-name="T317">LTS</text:span><text:span text:style-name="T316"> </text:span><text:span text:style-name="Strong_20_Emphasis"><text:span text:style-name="T318"><text:user-field-get text:name="Edition">Desktop</text:user-field-get></text:span></text:span><text:span text:style-name="T307"><text:s/>(codenaam jammy) van april</text:span><text:span text:style-name="T310"> </text:span><text:span text:style-name="Strong_20_Emphasis"><text:span text:style-name="T319"><text:user-field-get style:data-style-name="N0" text:name="Releaseyear">2022</text:user-field-get></text:span></text:span><text:span text:style-name="T311"><text:s/></text:span><text:span text:style-name="T307">wordt gedurende 5 jaar ondersteund tot april 2027, en met een </text:span><text:span text:style-name="T314">gratis persoonlijk </text:span><text:span text:style-name="T307">Ubuntu </text:span><text:span text:style-name="T312">P</text:span><text:span text:style-name="T307">ro-abonnement gedurende 1</text:span><text:span text:style-name="T313">0</text:span><text:span text:style-name="T307"> jaar tot april 203</text:span><text:span text:style-name="T313">2</text:span><text:span text:style-name="T307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3"/>
      <text:p text:style-name="P10"><text:span text:style-name="T21">Vul </text:span><text:span text:style-name="T20">achter</text:span><text:span text:style-name="T17"> de </text:span><text:span text:style-name="Definition"><text:span text:style-name="T323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6">zie </text:span><text:span text:style-name="T300">[</text:span><text:span text:style-name="T266">toelichting</text:span><text:span text:style-name="T300">]</text:span><text:span text:style-name="T18">:</text:span></text:p>
      <text:p text:style-name="P3"><text:span text:style-name="Definition"><text:span text:style-name="T25">GEBRUIKER</text:span></text:span><text:span text:style-name="T274"><text:tab/><text:tab/></text:span><text:span text:style-name="T299"> <text:tab/><text:tab/></text:span><text:span text:style-name="T275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, bijv. </text:span><text:span text:style-name="T270">J</text:span><text:span text:style-name="T297">a</text:span><text:span text:style-name="T270">n </text:span><text:span text:style-name="T297">Jansen</text:span><text:span text:style-name="T298">]</text:span></text:p>
      <text:p text:style-name="P91"><text:span text:style-name="Definition"><text:span text:style-name="T268">g</text:span></text:span><text:span text:style-name="Definition">ebruikersnaam</text:span><text:span text:style-name="Definition"><text:span text:style-name="T326"><text:tab/></text:span></text:span><text:span text:style-name="T267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67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8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83">[</text:span><text:span text:style-name="T284">N</text:span><text:span text:style-name="T279">aam van de compute</text:span><text:span text:style-name="T280">r, </text:span><text:span text:style-name="T281">bijv. </text:span><text:span text:style-name="T282">pc02</text:span><text:span text:style-name="T283">]</text:span></text:p>
      <text:p text:style-name="P3"><text:span text:style-name="Definition"><text:span text:style-name="T286">GEBRUIKER</text:span></text:span><text:span text:style-name="Definition"><text:span text:style-name="T291"><text:tab/></text:span></text:span><text:span text:style-name="T285"><text:tab/></text:span><text:span text:style-name="T299"> <text:tab/><text:tab/></text:span><text:span text:style-name="T275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 </text:span><text:span text:style-name="T273">evt. 2</text:span><text:span text:style-name="T301">e</text:span><text:span text:style-name="T271"> gebruiker</text:span><text:span text:style-name="T272">]</text:span></text:p>
      <text:p text:style-name="P91"><text:span text:style-name="Definition"><text:span text:style-name="T286">GEBRUIKERSN</text:span></text:span><text:span text:style-name="Definition"><text:span text:style-name="T287">aa</text:span></text:span><text:span text:style-name="Definition"><text:span text:style-name="T286">M</text:span></text:span><text:span text:style-name="Definition"><text:span text:style-name="T291"><text:tab/></text:span></text:span><text:span text:style-name="T267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67"><text:tab/> <text:s text:c="2"/></text:span><text:span text:style-name="T289">[</text:span><text:span text:style-name="T290">K</text:span><text:span text:style-name="T288">orte naam</text:span><text:span text:style-name="T292"> </text:span><text:span text:style-name="T293">e</text:span><text:span text:style-name="T294">vt. 2</text:span><text:span text:style-name="T302">e</text:span><text:span text:style-name="T294"> </text:span><text:span text:style-name="T295">gebruiker</text:span><text:span text:style-name="T296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1854351606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1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3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2"><text:span text:style-name="T181">D</text:span>e <text:span text:style-name="T327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4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5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6"/>
      <text:list xml:id="list134524658206659" text:continue-numbering="true" text:style-name="L1">
        <text:list-item>
          <text:p text:style-name="P95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34">Start de computer op vanaf</text:span><text:span text:style-name="T234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303">Vanaf ee</text:span>n <text:span text:style-name="T325">L</text:span>ive <text:span text:style-name="T324">USB</text:span><text:span text:style-name="T306">-stick</text:span><text:span text:style-name="T23"> </text:span>kunt <text:span text:style-name="T303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1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5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4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2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134525964231045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5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6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7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134524237481063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2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9"/>
      <text:p text:style-name="P4"><text:span text:style-name="Emphasis"><text:span text:style-name="T261">Geschreven </text:span></text:span><text:span text:style-name="Emphasis"><text:span text:style-name="T260">d</text:span></text:span><text:span text:style-name="Emphasis"><text:span text:style-name="T26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6">Karel Zimmer</text:span></text:span></text:a><text:span text:style-name="Emphasis"><text:span text:style-name="T262">,</text:span></text:span><text:span text:style-name="Emphasis"><text:span text:style-name="T261">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4">CC0 1.0 Universeel</text:span></text:span></text:a><text:span text:style-name="Emphasis"><text:span text:style-name="T263"> </text:span></text:span><text:span text:style-name="Emphasis"><text:span text:style-name="T265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B018E53C8F1ECF36.png" xlink:type="simple" xlink:show="embed" xlink:actuate="onLoad" draw:mime-type="image/png"/></draw:frame></draw:a></text:span></text:span><text:span text:style-name="Emphasis"><text:span text:style-name="T320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CEDF57F3734CBED.png" xlink:type="simple" xlink:show="embed" xlink:actuate="onLoad" draw:mime-type="image/png"/></draw:frame></draw:a></text:span></text:span><text:span text:style-name="Emphasis"><text:span text:style-name="T32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31T13:45:23.746743472">31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43:50.279132864</dc:date>
    <meta:keyword>Installatie</meta:keyword>
    <meta:keyword>Checklist</meta:keyword>
    <meta:keyword>Linux</meta:keyword>
    <meta:editing-cycles>6849</meta:editing-cycles>
    <meta:editing-duration>P12DT4H24S</meta:editing-duration>
    <dc:creator>Karel Zimmer</dc:creator>
    <meta:document-statistic meta:table-count="4" meta:image-count="2" meta:object-count="0" meta:page-count="4" meta:paragraph-count="95" meta:word-count="630" meta:character-count="4396" meta:non-whitespace-character-count="3807"/>
    <meta:user-defined meta:name="Info 1"/>
    <meta:user-defined meta:name="Info 2"/>
    <meta:user-defined meta:name="Info 3"/>
    <meta:user-defined meta:name="Info 4"/>
  </office:meta>
</office:document-meta>
</file>